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au1" style:family="table" style:master-page-name="First_20_Page">
      <style:table-properties style:width="17.59cm" style:rel-width="100%" fo:margin-top="0cm" fo:margin-bottom="0cm" style:page-number="auto" table:align="center" style:writing-mode="lr-tb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5.08cm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2.54cm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/>
    </style:style>
    <style:style style:name="Tableau1.3" style:family="table-row">
      <style:table-row-properties style:min-row-height="1.27cm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/>
    </style:style>
    <style:style style:name="Tableau1.4" style:family="table-row">
      <style:table-row-properties style:min-row-height="0.635cm" fo:keep-together="auto"/>
    </style:style>
    <style:style style:name="Tableau1.A4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17.59cm" style:rel-width="100%" fo:margin-top="0cm" fo:margin-bottom="0cm" table:align="center" style:writing-mode="lr-tb"/>
    </style:style>
    <style:style style:name="Tableau2.A" style:family="table-column">
      <style:table-column-properties style:column-width="17.59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066cm" fo:margin-left="1.706cm" fo:margin-top="0cm" fo:margin-bottom="0cm" table:align="left" style:writing-mode="lr-tb"/>
    </style:style>
    <style:style style:name="Tableau3.A" style:family="table-column">
      <style:table-column-properties style:column-width="5.403cm"/>
    </style:style>
    <style:style style:name="Tableau3.B" style:family="table-column">
      <style:table-column-properties style:column-width="5.299cm"/>
    </style:style>
    <style:style style:name="Tableau3.C" style:family="table-column">
      <style:table-column-properties style:column-width="5.36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A5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break-before="page"/>
      <style:text-properties style:font-name="Calibri"/>
    </style:style>
    <style:style style:name="P3" style:family="paragraph" style:parent-style-name="Standard_20__28_user_29_">
      <style:paragraph-properties fo:text-align="center" style:justify-single-word="false"/>
      <style:text-properties style:font-name="Calibri"/>
    </style:style>
    <style:style style:name="P4" style:family="paragraph" style:parent-style-name="Standard_20__28_user_29_">
      <style:paragraph-properties fo:text-align="center" style:justify-single-word="false"/>
      <style:text-properties style:font-name="Calibri" officeooo:paragraph-rsid="000fcc79"/>
    </style:style>
    <style:style style:name="P5" style:family="paragraph" style:parent-style-name="Standard_20__28_user_29_">
      <style:paragraph-properties fo:text-align="justify" style:justify-single-word="false"/>
      <style:text-properties style:font-name="Calibri"/>
    </style:style>
    <style:style style:name="P6" style:family="paragraph" style:parent-style-name="Standard_20__28_user_29_">
      <style:paragraph-properties fo:text-align="center" style:justify-single-word="false"/>
      <style:text-properties style:font-name="Calibri" officeooo:rsid="0007c693" officeooo:paragraph-rsid="0007c693"/>
    </style:style>
    <style:style style:name="P7" style:family="paragraph" style:parent-style-name="Standard_20__28_user_29_">
      <style:paragraph-properties fo:text-align="center" style:justify-single-word="false"/>
      <style:text-properties style:font-name="Calibri1" officeooo:rsid="0007c693" officeooo:paragraph-rsid="0007c693"/>
    </style:style>
    <style:style style:name="P8" style:family="paragraph" style:parent-style-name="Standard_20__28_user_29_">
      <style:paragraph-properties fo:text-align="center" style:justify-single-word="false"/>
    </style:style>
    <style:style style:name="P9" style:family="paragraph" style:parent-style-name="Standard_20__28_user_29_">
      <style:paragraph-properties fo:text-align="center" style:justify-single-word="false"/>
      <style:text-properties officeooo:paragraph-rsid="0007c693"/>
    </style:style>
    <style:style style:name="P10" style:family="paragraph" style:parent-style-name="Standard_20__28_user_29_">
      <style:paragraph-properties fo:text-align="center" style:justify-single-word="false"/>
      <style:text-properties fo:color="#00cc00" style:font-name="Calibri"/>
    </style:style>
    <style:style style:name="P11" style:family="paragraph" style:parent-style-name="Standard_20__28_user_29_">
      <style:paragraph-properties fo:text-align="center" style:justify-single-word="false"/>
      <style:text-properties fo:color="#ff3333" style:font-name="Calibri"/>
    </style:style>
    <style:style style:name="P12" style:family="paragraph" style:parent-style-name="Standard_20__28_user_29_">
      <style:paragraph-properties fo:text-align="center" style:justify-single-word="false"/>
      <style:text-properties fo:color="#000000" style:font-name="Calibri"/>
    </style:style>
    <style:style style:name="P13" style:family="paragraph" style:parent-style-name="Standard_20__28_user_29_">
      <style:paragraph-properties fo:text-align="center" style:justify-single-word="false"/>
      <style:text-properties fo:color="#000000" style:font-name="Calibri" officeooo:rsid="0007c693" officeooo:paragraph-rsid="0007c693"/>
    </style:style>
    <style:style style:name="P14" style:family="paragraph" style:parent-style-name="Standard_20__28_user_29_">
      <style:paragraph-properties fo:margin-left="0.635cm" fo:margin-right="0cm" fo:text-align="justify" style:justify-single-word="false" fo:text-indent="0cm" style:auto-text-indent="false"/>
      <style:text-properties style:font-name="Calibri"/>
    </style:style>
    <style:style style:name="P15" style:family="paragraph" style:parent-style-name="Standard_20__28_user_29_">
      <style:paragraph-properties fo:margin-left="1.905cm" fo:margin-right="0cm" fo:text-align="justify" style:justify-single-word="false" fo:text-indent="0cm" style:auto-text-indent="false"/>
      <style:text-properties style:font-name="Calibri"/>
    </style:style>
    <style:style style:name="P16" style:family="paragraph" style:parent-style-name="Standard_20__28_user_29_">
      <style:paragraph-properties fo:margin-left="1.905cm" fo:margin-right="0cm" fo:text-align="justify" style:justify-single-word="false" fo:text-indent="0cm" style:auto-text-indent="false"/>
    </style:style>
    <style:style style:name="P17" style:family="paragraph" style:parent-style-name="No_20_Spacing">
      <style:paragraph-properties fo:text-align="center" style:justify-single-word="false"/>
    </style:style>
    <style:style style:name="P18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9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20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21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Calibri"/>
    </style:style>
    <style:style style:name="P23" style:family="paragraph" style:parent-style-name="Standard_20__28_user_29_" style:list-style-name="WWNum2">
      <style:paragraph-properties fo:text-align="justify" style:justify-single-word="false"/>
      <style:text-properties style:font-name="Calibri"/>
    </style:style>
    <style:style style:name="P24" style:family="paragraph" style:parent-style-name="Standard_20__28_user_29_" style:list-style-name="WWNum2">
      <style:paragraph-properties fo:text-align="justify" style:justify-single-word="false"/>
      <style:text-properties style:font-name="Calibri" officeooo:paragraph-rsid="000e6050"/>
    </style:style>
    <style:style style:name="P25" style:family="paragraph" style:parent-style-name="Standard_20__28_user_29_" style:list-style-name="WWNum4">
      <style:paragraph-properties fo:text-align="justify" style:justify-single-word="false"/>
      <style:text-properties style:font-name="Calibri"/>
    </style:style>
    <style:style style:name="P26" style:family="paragraph" style:parent-style-name="Standard_20__28_user_29_" style:list-style-name="WWNum5">
      <style:paragraph-properties fo:text-align="center" style:justify-single-word="false"/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7c693"/>
    </style:style>
    <style:style style:name="T3" style:family="text">
      <style:text-properties style:font-name="Calibri" officeooo:rsid="00088253"/>
    </style:style>
    <style:style style:name="T4" style:family="text">
      <style:text-properties fo:color="#ff3333" style:font-name="Calibri"/>
    </style:style>
    <style:style style:name="T5" style:family="text">
      <style:text-properties officeooo:rsid="000c1a4d"/>
    </style:style>
    <style:style style:name="T6" style:family="text">
      <style:text-properties officeooo:rsid="000e6050"/>
    </style:style>
    <style:style style:name="T7" style:family="text">
      <style:text-properties officeooo:rsid="000f41c3"/>
    </style:style>
    <style:style style:name="T8" style:family="text">
      <style:text-properties officeooo:rsid="000fcc79"/>
    </style:style>
    <style:style style:name="T9" style:family="text">
      <style:text-properties officeooo:rsid="000fdf00"/>
    </style:style>
    <style:style style:name="fr1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fo:padding="0cm" fo:border="non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8">ENSIIE IPI2</text:p>
          </table:table-cell>
        </table:table-row>
        <table:table-row table:style-name="Tableau1.2">
          <table:table-cell table:style-name="Tableau1.A2" office:value-type="string">
            <text:p text:style-name="P19">Snake Vs Schlanga</text:p>
          </table:table-cell>
        </table:table-row>
        <table:table-row table:style-name="Tableau1.3">
          <table:table-cell table:style-name="Tableau1.A3" office:value-type="string">
            <text:p text:style-name="P20">Jalon #<text:span text:style-name="T9">3</text:span></text:p>
          </table:table-cell>
        </table:table-row>
        <table:table-row table:style-name="Tableau1.4">
          <table:table-cell table:style-name="Tableau1.A4" office:value-type="string">
            <text:p text:style-name="P17"/>
          </table:table-cell>
        </table:table-row>
        <table:table-row table:style-name="Tableau1.4">
          <table:table-cell table:style-name="Tableau1.A4" office:value-type="string">
            <text:p text:style-name="P21">Germain Clauss, Yoann Calonnec, Lise Diagne, Claudia Vidal Pujol</text:p>
          </table:table-cell>
        </table:table-row>
      </table:table>
      <text:p text:style-name="Standard"/>
      <text:p text:style-name="Standard"/>
      <text:p text:style-name="Standard"><draw:frame draw:style-name="fr1" draw:name="Cadre1" text:anchor-type="paragraph" svg:width="0.041cm" style:rel-width="100%" draw:z-index="0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No_20_Spacing"/></table:table-cell></table:table-row></table:table></draw:text-box></draw:frame></text:p>
      <text:p text:style-name="P1"/>
      <text:p text:style-name="P2"/>
      <text:p text:style-name="P5">Travail réalisé : </text:p>
      <text:list xml:id="list8724937385570705811" text:style-name="WWNum2">
        <text:list-item>
          <text:p text:style-name="P23">La première étape du projet a été de définir les types et structures mis en place pour l’élaboration du jeu et la rédaction du cahier des charges. Un git a été mis en place dès la première séance.</text:p>
        </text:list-item>
        <text:list-item>
          <text:p text:style-name="P23">Le serpent et le Schlanga seront modélisés par une structure de liste chaînée de <text:s/>positions sur le plateau. Le plateau est une matrice dont la taille pourra être modifiable dans la version finale du jeu. Les positions quant à elles sont modélisées par des couples d’entiers.</text:p>
        </text:list-item>
        <text:list-item>
          <text:p text:style-name="P23"><text:s/>Les fonctions d’initialisation permettant de créer un serpent en lui allouant la mémoire nécessaire, de l’ajouter au plateau et de mettre à jour le plateau entre les différents déplacements ont été conçues, ainsi que les fonctions de déplacement du serpent et d’affichage du plateau en console.</text:p>
        </text:list-item>
        <text:list-item>
          <text:p text:style-name="P23">Les fonctions permettant de libérer la mémoire allouée ont été créées afin de gérer les fuites de mémoire.</text:p>
        </text:list-item>
        <text:list-item>
          <text:p text:style-name="P23">Une IA pilotant les déplacements du Schlanga de manière aléatoire a été mise en place.</text:p>
        </text:list-item>
        <text:list-item>
          <text:p text:style-name="P23">Cette première version basique est jouable par le biais d’une interface graphique développée via la librairie graphique SDL, <text:span text:style-name="T5">un script d'installation de la librairie est fourni (install.sh).</text:span></text:p>
        </text:list-item>
        <text:list-item>
          <text:p text:style-name="P24">Une IA pilotant les déplacements du Schlanga de manière <text:span text:style-name="T6">défensive</text:span> a été mise en place.</text:p>
        </text:list-item>
        <text:list-item>
          <text:p text:style-name="P24">Le menu principal <text:span text:style-name="T6">comprends</text:span> les boutons « Jouer », « Options », « <text:span text:style-name="T6">Aide », « Scores »</text:span> et « <text:span text:style-name="T6">Quitter</text:span> ».</text:p>
        </text:list-item>
      </text:list>
      <text:p text:style-name="P14"/>
      <text:p text:style-name="P14">Travail restant :</text:p>
      <text:list xml:id="list7735151006057708150" text:style-name="WWNum4">
        <text:list-item>
          <text:p text:style-name="P25">Les deux autres IAs (Schlanga offensi<text:span text:style-name="T6">f</text:span>) qui constituer<text:span text:style-name="T6">a</text:span> le niveau<text:span text:style-name="T6">x </text:span>difficile du jeu <text:span text:style-name="T6">est</text:span> en cours d’élaboration.</text:p>
        </text:list-item>
        <text:list-item>
          <text:p text:style-name="P25">La mise en place d’items spéciaux dynamisant l’expérience de jeu seront également mis en place.</text:p>
        </text:list-item>
      </text:list>
      <text:p text:style-name="P15"/>
      <text:p text:style-name="P22"/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">Modules</text:p>
          </table:table-cell>
          <table:table-cell table:style-name="Tableau3.A1" office:value-type="string">
            <text:p text:style-name="P10">Réalisé</text:p>
          </table:table-cell>
          <table:table-cell table:style-name="Tableau3.A1" office:value-type="string">
            <text:p text:style-name="P11">À réaliser</text:p>
          </table:table-cell>
        </table:table-row>
        <table:table-row table:style-name="Tableau3.1">
          <table:table-cell table:style-name="Tableau3.A1" office:value-type="string">
            <text:p text:style-name="P3">IA</text:p>
          </table:table-cell>
          <table:table-cell table:style-name="Tableau3.A1" office:value-type="string">
            <text:p text:style-name="P3">Contient une fonction permettant au Schlanga de se déplacer de façon aléatoire dans les directions où le plateau est vide<text:span text:style-name="T7">et une fonction du Schlanga défensif</text:span>. L<text:span text:style-name="T7">es</text:span> fonction<text:span text:style-name="T7">s</text:span> renvoie<text:span text:style-name="T7">nt</text:span> une position dans laquelle le serpent peut se <text:soft-page-break/>déplacer.</text:p>
            <text:p text:style-name="P3"/>
          </table:table-cell>
          <table:table-cell table:style-name="Tableau3.A1" office:value-type="string">
            <text:p text:style-name="P3">Il reste à programmer le Schlanga ayant une IA offensive.</text:p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8"><text:span text:style-name="T2">J</text:span><text:span text:style-name="T1">eu</text:span><text:span text:style-name="T2">x</text:span></text:p>
          </table:table-cell>
          <table:table-cell table:style-name="Tableau3.A1" office:value-type="string">
            <text:p text:style-name="P8"><text:span text:style-name="T1">Réutilisation des modules IA, <text:s/>snake, <text:s text:c="2"/>plateau afin </text:span><text:span text:style-name="T2">gérer le jeu</text:span><text:span text:style-name="T1">. </text:span><text:span text:style-name="T2">Ce module est ensuite utilisé dans le main qui gère l'affichage et le jeu.</text:span></text:p>
            <text:p text:style-name="P3"/>
          </table:table-cell>
          <table:table-cell table:style-name="Tableau3.A1" office:value-type="string">
            <text:p text:style-name="P12"/>
          </table:table-cell>
        </table:table-row>
        <table:table-row table:style-name="Tableau3.1">
          <table:table-cell table:style-name="Tableau3.A1" office:value-type="string">
            <text:p text:style-name="P6">Element</text:p>
          </table:table-cell>
          <table:table-cell table:style-name="Tableau3.A1" office:value-type="string">
            <text:p text:style-name="P3">Contient les fonctions permettant de contrôler l'état, l'élément qui lui est attribué, de chaque case du tableau</text:p>
          </table:table-cell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5" office:value-type="string">
            <text:p text:style-name="P7">Main</text:p>
          </table:table-cell>
          <table:table-cell table:style-name="Tableau3.A5" office:value-type="string">
            <text:p text:style-name="P7">Le main est chargé de gérer l'appui sur les touches, d'afficher l'interface et d'appeler les fonctions de jeu afin de la mettre à jour.</text:p>
          </table:table-cell>
          <table:table-cell table:style-name="Tableau3.A5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13">Plateau</text:p>
            <text:p text:style-name="P12"><text:tab/></text:p>
            <text:p text:style-name="P3"/>
          </table:table-cell>
          <table:table-cell table:style-name="Tableau3.A1" office:value-type="string">
            <text:p text:style-name="P12">Contient les fonctions permettant l'initialisation du plateau, les ajouts ou mises à jour du plateau ainsi que les collisions.</text:p>
          </table:table-cell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13">Snake</text:p>
            <text:p text:style-name="P3"/>
            <text:p text:style-name="P3"/>
          </table:table-cell>
          <table:table-cell table:style-name="Tableau3.A1" office:value-type="string">
            <text:p text:style-name="P8"><text:span text:style-name="T1">Contient toutes les fonctions utiles à la création </text:span><text:span text:style-name="T3">et au</text:span><text:span text:style-name="T1"> déplacement d'un serpent.</text:span></text:p>
            <text:p text:style-name="P3"/>
          </table:table-cell>
          <table:table-cell table:style-name="Tableau3.A1" office:value-type="string">
            <text:p text:style-name="P3"/>
          </table:table-cell>
        </table:table-row>
        <table:table-row table:style-name="Tableau3.1">
          <table:table-cell table:style-name="Tableau3.A5" office:value-type="string">
            <text:p text:style-name="P7">SDL Functions</text:p>
          </table:table-cell>
          <table:table-cell table:style-name="Tableau3.A5" office:value-type="string">
            <text:p text:style-name="P7">Contient les fonctions utilitaires pour l'interface graphique pour afficher le plateau à l'écran, elles sont appelées depuis le main.</text:p>
          </table:table-cell>
          <table:table-cell table:style-name="Tableau3.A5" office:value-type="string">
            <text:p text:style-name="P3"/>
          </table:table-cell>
        </table:table-row>
        <table:table-row table:style-name="Tableau3.1">
          <table:table-cell table:style-name="Tableau3.A5" office:value-type="string">
            <text:p text:style-name="P7">Test</text:p>
          </table:table-cell>
          <table:table-cell table:style-name="Tableau3.A5" office:value-type="string">
            <text:p text:style-name="P7">Contient les fonctions utilisées pour le jeu de test dans le main, elles couvrent la plupart des fonctions <text:soft-page-break/>critiques (plateau, serpent, etc...)</text:p>
          </table:table-cell>
          <table:table-cell table:style-name="Tableau3.A5" office:value-type="string"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6"/>
            <text:p text:style-name="P6"/>
            <text:p text:style-name="P9"><text:span text:style-name="T2">Item</text:span><text:span text:style-name="T4"><text:tab/></text:span></text:p>
            <text:p text:style-name="P3"/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>Différents items susceptibles d’intervenir en cours de partie.</text:p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6">Menu</text:p>
            <text:p text:style-name="P3"><text:tab/></text:p>
          </table:table-cell>
          <table:table-cell table:style-name="Tableau3.A1" office:value-type="string">
            <text:p text:style-name="P4">Menu général permettant de naviguer entre le jeu, les paramètres de jeu, <text:span text:style-name="T8">l'aide,</text:span>le tableau des scores <text:span text:style-name="T8">et de quitter</text:span>.</text:p>
            <text:p text:style-name="P4"/>
          </table:table-cell>
          <table:table-cell table:style-name="Tableau3.A1" office:value-type="string">
            <text:p text:style-name="P3"/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8"><text:span text:style-name="T2">Paramètres</text:span><text:span text:style-name="T1"> </text:span></text:p>
            <text:p text:style-name="P11"><text:tab/></text:p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>Fonctions nous permettant de choisir les différents paramètres du jeu (taille du plateau, taille des serpents…).</text:p>
          </table:table-cell>
        </table:table-row>
        <table:table-row table:style-name="Tableau3.1">
          <table:table-cell table:style-name="Tableau3.A1" office:value-type="string">
            <text:p text:style-name="P3">Highscore</text:p>
            <text:p text:style-name="P3"><text:tab/></text:p>
            <text:p text:style-name="P3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list xml:id="list7112696377246245564" text:style-name="WWNum5">
              <text:list-item>
                <text:p text:style-name="P26">Fonction calculant un score à chaque partie</text:p>
              </text:list-item>
              <text:list-item>
                <text:p text:style-name="P26">Fonction demandant un pseudo en début de partie (afin de l'inclure au tableau des scores)</text:p>
              </text:list-item>
              <text:list-item>
                <text:p text:style-name="P26">Fonction permettant l'élaboration d'un tableau des scores.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_20__28_user_29_" style:default-outline-level="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letter-kerning="false" style:font-name-asian="Droid Sans Fallback" style:font-family-asian="'Droid Sans Fallback'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Sans_20_interligne_20_Car" style:display-name="Sans interligne Car" style:family="text" style:parent-style-name="Default_20_Paragraph_20_Font">
      <style:text-properties style:font-name="Calibri" fo:font-family="Calibri" style:font-family-generic="roman" style:font-pitch="variable" fo:font-size="11pt" style:letter-kerning="false" style:font-name-asian="Droid Sans Fallback" style:font-family-asian="'Droid Sans Fallback'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Label_20_1" style:display-name="ListLabel 1" style:family="text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nake Vs Schlanga</dc:title>
    <dc:subject>Jalon #2</dc:subject>
    <meta:initial-creator>Germain Clauss, Yoann Calonnec, Lise Diagne, Claudia Vidal Pujol</meta:initial-creator>
    <meta:editing-cycles>14</meta:editing-cycles>
    <meta:creation-date>2016-03-21T21:14:00</meta:creation-date>
    <dc:date>2016-04-19T11:21:54.296625522</dc:date>
    <meta:editing-duration>PT11M5S</meta:editing-duration>
    <meta:generator>LibreOffice/4.2.8.2$Linux_X86_64 LibreOffice_project/420m0$Build-2</meta:generator>
    <meta:document-statistic meta:table-count="3" meta:image-count="0" meta:object-count="0" meta:page-count="4" meta:paragraph-count="50" meta:word-count="568" meta:character-count="3437" meta:non-whitespace-character-count="2916"/>
    <meta:user-defined meta:name="AppVersion">12.0000</meta:user-defined>
    <meta:user-defined meta:name="Company">ENSIIE IPI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